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de l'importance de prendre du<text:line-break/>retard<text:line-break/>laisser glisser laisser<text:line-break/>chuter<text:line-break/>laisser le focus se décentrer<text:line-break/>dériver<text:line-break/>prendre du retard<text:line-break/>prendre<text:line-break/>l'air se dérouler au soleil<text:line-break/>tourner autour de l'arbre<text:line-break/>dans le sens inverse des aiguilles<text:line-break/>du sapin<text:line-break/>il est bon de laisser au surlendemain<text:line-break/>de laisser au surlointain<text:line-break/>les priorités du court terme<text:line-break/>étroit<text:line-break/>sans horizon<text:line-break/>ni souffle<text:line-break/>d'abord vivre<text:line-break/>ce maintenant maintenant<text:line-break/>cet ici là<text:line-break/>qui vaut bien tous les ailleurs<text:line-break/>et d'ailleurs<text:line-break/>…<text:line-break/>on y va?</text:p>
      <text:p text:style-name="Standard_20_gauche"/>
      <text:p text:style-name="Standard_20_gauche">au commencement la lumière<text:line-break/>normale<text:line-break/>électrique<text:line-break/>quotidienne<text:line-break/>puis les ténèbres<text:line-break/>un homme avec deux baguettes<text:line-break/>du bois et de la peau<text:line-break/>tendue<text:line-break/>fit des étincelles du feu<text:line-break/>des sons des voix un engrenage<text:line-break/>évolution<text:line-break/>se levait du sol une lumière<text:line-break/>comme du blé<text:line-break/>comme du riz<text:line-break/>comme du maïs<text:line-break/>et bientôt de la vibration des tambours<text:line-break/>diffusa une clarté de charbon<text:line-break/>de la vapeur sous pression<text:line-break/>et ce fut la prose du transsibérien<text:line-break/>de la prose à travers les steppes<text:line-break/>des horloges à toutes les gares<text:line-break/>des soleils qui retardent<text:line-break/>un 20<text:span text:style-name="T1">e</text:span> siècle avenir qui darde<text:line-break/>de son regard en souvenir<text:line-break/>et des fantômes absents<text:line-break/>omniprésents<text:line-break/>incongrus et cohérents<text:line-break/>la folie ne guette pas<text:line-break/>elle s'assied<text:line-break/>inspire<text:line-break/>généreuse<text:line-break/>expire<text:line-break/><text:soft-page-break/>détendue<text:line-break/>m'arraisonne me raisonne<text:line-break/>décrispe ma prise<text:line-break/>chatouille mes phalanges<text:line-break/>éloigne le spectre du temps minuté<text:line-break/>en peignant le squelette sur la muraille<text:line-break/>de Chine avec papa !<text:line-break/>alors que le diable est au piano<text:line-break/>et que le christ rêve déjà<text:line-break/>rêve encore<text:line-break/>du cuirassé Potemkine<text:line-break/>quel 20<text:span text:style-name="T1">e</text:span> siècle à peine débutant<text:line-break/>plein d'horribles promesses<text:line-break/>l'amour charrie des millions de promesses<text:line-break/>gonflées<text:line-break/>mais l'amour prendrait-il sa source à Thulé?<text:line-break/>les continents ne sont plus tout à fait là<text:line-break/>et les butins ne se cachent plus à l'autre bout du monde<text:line-break/>mais font iqsse puissance haine fois le tour de la terre à la seconde<text:line-break/>les butins ne prennent plus le train<text:line-break/>les e-butins font la course-proxyte<text:line-break/>les dictionnaires veillent en vain aux frontières<text:line-break/>refoulent les noé les néo les logismes<text:line-break/>concentrent dans des camps de rétention<text:line-break/>retiennent dans des camps de concentration<text:line-break/>toutes les nouvelles syntaxes<text:line-break/>nécessaires<text:line-break/>l'académie ferait mieux de se brûler la cervelle<text:line-break/>oui l'académie ferait mieux de se brûler la cervelle<text:line-break/>monde affreux artificiel où des formes contradictoires de mort<text:line-break/>s'affrontent<text:line-break/>régulent et dérégulent<text:line-break/>taxent et détaxent<text:line-break/>plutôt que d'admettre des faits<text:line-break/>des besoins<text:line-break/>des désirs<text:line-break/>des délires<text:line-break/>…</text:p>
      <text:p text:style-name="Standard_20_gauche"/>
      <text:p text:style-name="Standard_20_gauche">deux hommes<text:line-break/>en ce début de 21<text:span text:style-name="T1">e</text:span> siècle<text:line-break/>racontent le 20<text:span text:style-name="T1">e</text:span> siècle<text:line-break/>vu par un visionnaire<text:line-break/>au début du 20<text:span text:style-name="T1">e</text:span> siècle</text:p>
      <text:p text:style-name="Standard_20_gauche"/>
      <text:p text:style-name="Standard_20_gauche">de l'importance de prendre du<text:line-break/>ret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<text:tab/><text:tab/><text:date style:data-style-name="N106" text:date-value="2011-09-25T20:19:09.99" text:fixed="true">dimanche 25 septembre 2011</text:date>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9:10</meta:creation-date>
    <dc:title>blogiGor_033_</dc:title>
    <meta:editing-duration>PT46M13S</meta:editing-duration>
    <meta:editing-cycles>3</meta:editing-cycles>
    <meta:generator>LibreOffice/3.3$Linux LibreOffice_project/330m19$Build-301</meta:generator>
    <meta:keyword>blogiGor</meta:keyword>
    <meta:initial-creator>iGor </meta:initial-creator>
    <dc:date>2011-09-25T21:37:44</dc:date>
    <dc:creator>iGor </dc:creator>
    <meta:document-statistic meta:table-count="0" meta:image-count="0" meta:object-count="0" meta:page-count="2" meta:paragraph-count="6" meta:word-count="422" meta:character-count="2486"/>
    <meta:template xlink:type="simple" xlink:actuate="onRequest" xlink:title="blogiGor_033_" xlink:href="../../../../../Modèles/blogiGor.ott" meta:date="2011-09-25T20:19:09"/>
  </office:meta>
</office:document-meta>
</file>